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05cm" table:align="margins"/>
    </style:style>
    <style:style style:name="Table1.A" style:family="table-column">
      <style:table-column-properties style:column-width="2.999cm" style:rel-column-width="1700*"/>
    </style:style>
    <style:style style:name="Table1.B" style:family="table-column">
      <style:table-column-properties style:column-width="3.351cm" style:rel-column-width="1900*"/>
    </style:style>
    <style:style style:name="Table1.C" style:family="table-column">
      <style:table-column-properties style:column-width="3.175cm" style:rel-column-width="1800*"/>
    </style:style>
    <style:style style:name="Table1.1" style:family="table-row"/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style:font-name="Segoe UI Variable" fo:language="pl" fo:country="PL"/>
    </style:style>
    <style:style style:name="P3" style:family="paragraph" style:parent-style-name="Heading_20_1">
      <style:text-properties style:font-name="Segoe UI Variable" fo:language="pl" fo:country="PL"/>
    </style:style>
    <style:style style:name="P4" style:family="paragraph" style:parent-style-name="Heading_20_3">
      <style:text-properties style:font-name="Segoe UI Variable" fo:language="pl" fo:country="PL"/>
    </style:style>
    <style:style style:name="P5" style:family="paragraph" style:parent-style-name="Heading_20_4">
      <style:text-properties style:font-name="Segoe UI Variable" fo:language="pl" fo:country="PL"/>
    </style:style>
    <style:style style:name="P6" style:family="paragraph" style:parent-style-name="Heading_20_5">
      <style:text-properties style:font-name="Segoe UI Variable" fo:language="pl" fo:country="PL"/>
    </style:style>
    <style:style style:name="P7" style:family="paragraph" style:parent-style-name="Standard">
      <style:text-properties style:font-name="Segoe UI Variable" fo:language="pl" fo:country="PL"/>
    </style:style>
    <style:style style:name="P8" style:family="paragraph" style:parent-style-name="Table_20_Contents">
      <style:text-properties style:font-name="Segoe UI Variable" fo:language="pl" fo:country="PL"/>
    </style:style>
    <style:style style:name="P9" style:family="paragraph" style:parent-style-name="Table_20_Heading">
      <style:text-properties style:font-name="Segoe UI Variable" fo:language="pl" fo:country="PL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Segoe UI Variable" fo:language="pl" fo:country="PL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Segoe UI Variable" fo:language="pl" fo:country="PL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Segoe UI Variable" fo:language="pl" fo:country="PL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style:font-name="Segoe UI Variable" fo:language="pl" fo:country="PL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style:font-name="Segoe UI Variable" fo:language="pl" fo:country="PL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style:font-name="Segoe UI Variable" fo:language="pl" fo:country="PL"/>
    </style:style>
    <style:style style:name="P16" style:family="paragraph" style:parent-style-name="Text_20_body" style:list-style-name="L7">
      <style:paragraph-properties fo:margin-top="0cm" fo:margin-bottom="0cm" style:contextual-spacing="false"/>
      <style:text-properties style:font-name="Segoe UI Variable" fo:language="pl" fo:country="PL"/>
    </style:style>
    <style:style style:name="P17" style:family="paragraph" style:parent-style-name="Text_20_body" style:list-style-name="L8">
      <style:paragraph-properties fo:margin-top="0cm" fo:margin-bottom="0cm" style:contextual-spacing="false"/>
      <style:text-properties style:font-name="Segoe UI Variable" fo:language="pl" fo:country="PL"/>
    </style:style>
    <style:style style:name="P18" style:family="paragraph" style:parent-style-name="Text_20_body" style:list-style-name="L9">
      <style:paragraph-properties fo:margin-top="0cm" fo:margin-bottom="0cm" style:contextual-spacing="false"/>
      <style:text-properties style:font-name="Segoe UI Variable" fo:language="pl" fo:country="PL"/>
    </style:style>
    <style:style style:name="P19" style:family="paragraph" style:parent-style-name="Text_20_body" style:list-style-name="L10">
      <style:paragraph-properties fo:margin-top="0cm" fo:margin-bottom="0cm" style:contextual-spacing="false"/>
      <style:text-properties style:font-name="Segoe UI Variable" fo:language="pl" fo:country="PL"/>
    </style:style>
    <style:style style:name="P20" style:family="paragraph" style:parent-style-name="Text_20_body" style:list-style-name="L11">
      <style:paragraph-properties fo:margin-top="0cm" fo:margin-bottom="0cm" style:contextual-spacing="false"/>
      <style:text-properties style:font-name="Segoe UI Variable" fo:language="pl" fo:country="PL"/>
    </style:style>
    <style:style style:name="P21" style:family="paragraph" style:parent-style-name="Text_20_body" style:list-style-name="L12">
      <style:paragraph-properties fo:margin-top="0cm" fo:margin-bottom="0cm" style:contextual-spacing="false"/>
      <style:text-properties style:font-name="Segoe UI Variable" fo:language="pl" fo:country="PL"/>
    </style:style>
    <style:style style:name="P22" style:family="paragraph" style:parent-style-name="Text_20_body" style:list-style-name="L13">
      <style:paragraph-properties fo:margin-top="0cm" fo:margin-bottom="0cm" style:contextual-spacing="false"/>
      <style:text-properties style:font-name="Segoe UI Variable" fo:language="pl" fo:country="PL"/>
    </style:style>
    <style:style style:name="P23" style:family="paragraph" style:parent-style-name="Text_20_body" style:list-style-name="L14">
      <style:paragraph-properties fo:margin-top="0cm" fo:margin-bottom="0cm" style:contextual-spacing="false"/>
      <style:text-properties style:font-name="Segoe UI Variable" fo:language="pl" fo:country="PL"/>
    </style:style>
    <style:style style:name="P24" style:family="paragraph" style:parent-style-name="Text_20_body" style:list-style-name="L15">
      <style:paragraph-properties fo:margin-top="0cm" fo:margin-bottom="0cm" style:contextual-spacing="false"/>
      <style:text-properties style:font-name="Segoe UI Variable" fo:language="pl" fo:country="PL"/>
    </style:style>
    <style:style style:name="P25" style:family="paragraph" style:parent-style-name="Text_20_body" style:list-style-name="L16">
      <style:paragraph-properties fo:margin-top="0cm" fo:margin-bottom="0cm" style:contextual-spacing="false"/>
      <style:text-properties style:font-name="Segoe UI Variable" fo:language="pl" fo:country="PL"/>
    </style:style>
    <style:style style:name="P26" style:family="paragraph" style:parent-style-name="Text_20_body" style:list-style-name="L17">
      <style:paragraph-properties fo:margin-top="0cm" fo:margin-bottom="0cm" style:contextual-spacing="false"/>
      <style:text-properties style:font-name="Segoe UI Variable" fo:language="pl" fo:country="PL"/>
    </style:style>
    <style:style style:name="P27" style:family="paragraph" style:parent-style-name="Text_20_body" style:list-style-name="L18">
      <style:paragraph-properties fo:margin-top="0cm" fo:margin-bottom="0cm" style:contextual-spacing="false"/>
      <style:text-properties style:font-name="Segoe UI Variable" fo:language="pl" fo:country="PL"/>
    </style:style>
    <style:style style:name="P28" style:family="paragraph" style:parent-style-name="Text_20_body" style:list-style-name="L19">
      <style:paragraph-properties fo:margin-top="0cm" fo:margin-bottom="0cm" style:contextual-spacing="false"/>
      <style:text-properties style:font-name="Segoe UI Variable" fo:language="pl" fo:country="PL"/>
    </style:style>
    <style:style style:name="P29" style:family="paragraph" style:parent-style-name="Text_20_body" style:list-style-name="L20">
      <style:paragraph-properties fo:margin-top="0cm" fo:margin-bottom="0cm" style:contextual-spacing="false"/>
      <style:text-properties style:font-name="Segoe UI Variable" fo:language="pl" fo:country="PL"/>
    </style:style>
    <style:style style:name="P30" style:family="paragraph" style:parent-style-name="Text_20_body" style:list-style-name="L21">
      <style:paragraph-properties fo:margin-top="0cm" fo:margin-bottom="0cm" style:contextual-spacing="false"/>
      <style:text-properties style:font-name="Segoe UI Variable" fo:language="pl" fo:country="PL"/>
    </style:style>
    <style:style style:name="P31" style:family="paragraph" style:parent-style-name="Text_20_body" style:list-style-name="L22">
      <style:paragraph-properties fo:margin-top="0cm" fo:margin-bottom="0cm" style:contextual-spacing="false"/>
      <style:text-properties style:font-name="Segoe UI Variable" fo:language="pl" fo:country="PL"/>
    </style:style>
    <style:style style:name="P32" style:family="paragraph" style:parent-style-name="Text_20_body" style:list-style-name="L23">
      <style:paragraph-properties fo:margin-top="0cm" fo:margin-bottom="0cm" style:contextual-spacing="false"/>
      <style:text-properties style:font-name="Segoe UI Variable" fo:language="pl" fo:country="PL"/>
    </style:style>
    <style:style style:name="P33" style:family="paragraph" style:parent-style-name="Text_20_body" style:list-style-name="L24">
      <style:paragraph-properties fo:margin-top="0cm" fo:margin-bottom="0cm" style:contextual-spacing="false"/>
      <style:text-properties style:font-name="Segoe UI Variable" fo:language="pl" fo:country="PL"/>
    </style:style>
    <style:style style:name="P34" style:family="paragraph" style:parent-style-name="Text_20_body" style:list-style-name="L25">
      <style:paragraph-properties fo:margin-top="0cm" fo:margin-bottom="0cm" style:contextual-spacing="false"/>
      <style:text-properties style:font-name="Segoe UI Variable" fo:language="pl" fo:country="PL"/>
    </style:style>
    <style:style style:name="P35" style:family="paragraph" style:parent-style-name="Title">
      <style:text-properties style:font-name="Segoe UI Variable" fo:language="pl" fo:country="P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odłoża do kremów</text:p>
      <text:h text:style-name="P3" text:outline-level="1"><text:bookmark-start text:name="podłoża-do-kremów"/>podłoża do kremów<text:bookmark-end text:name="podłoża-do-kremów"/></text:h>
      <text:h text:style-name="P4" text:outline-level="3"><text:bookmark-start text:name="rola-podłoża-w-formulacji-kosmetyku"/>Rola podłoża w formulacji kosmetyku<text:bookmark-end text:name="rola-podłoża-w-formulacji-kosmetyku"/></text:h>
      <text:list xml:id="list1049676149" text:style-name="L1">
        <text:list-item>
          <text:p text:style-name="P10">Podłoża do kremów są równie istotne, jak substancje aktywne zawarte w kosmetykach</text:p>
        </text:list-item>
        <text:list-item>
          <text:p text:style-name="P10">Biorą udział nie tylko w odpowiednim <text:span text:style-name="T1">nawilżeniu</text:span>, czy <text:span text:style-name="T1">natłuszczeniu skóry</text:span>, ale mogą też wspomagać <text:span text:style-name="T1">przenikanie</text:span> substancji aktywnych w głąb skóry</text:p>
        </text:list-item>
      </text:list>
      <text:h text:style-name="P4" text:outline-level="3"><text:bookmark-start text:name="wymagania-w-stosunku-do-podłoży"/>Wymagania w stosunku do podłoży<text:bookmark-end text:name="wymagania-w-stosunku-do-podłoży"/></text:h>
      <text:list xml:id="list111222400" text:style-name="L2">
        <text:list-item>
          <text:p text:style-name="P11"><text:span text:style-name="T1">Obojętność chemiczna</text:span> - składniki podłoża nie mogą wchodzić w reakcję ze składnikami aktywnymi</text:p>
        </text:list-item>
        <text:list-item>
          <text:p text:style-name="P11">Podłoże powinno wywierać <text:span text:style-name="T1">korzystne działanie na skórę</text:span>, np. nawilżać ją lub natłuszczać, składniki podłoża <text:span text:style-name="T1">nie powinny podrażniać</text:span> skóry wrażliwej</text:p>
        </text:list-item>
        <text:list-item>
          <text:p text:style-name="P11">Powinno <text:span text:style-name="T1">dobrze wiązać wodę</text:span> - woda to nie tylko podstawowy składnik płynów ustrojowych, ale też przekaźnik rozpuszczonych w niej składników aktywnych</text:p>
        </text:list-item>
        <text:list-item>
          <text:p text:style-name="P11">Powinno się <text:span text:style-name="T1">łatwo i szybko resorbować</text:span> ze skóry</text:p>
          <text:list text:style-name="L3">
            <text:list-item>
              <text:p text:style-name="P12">w przypadku <text:span text:style-name="T1">kremów ochronnych</text:span> penetracja w głąb skóry <text:span text:style-name="T1">nie jest wskazana</text:span></text:p>
            </text:list-item>
          </text:list>
        </text:list-item>
        <text:list-item>
          <text:p text:style-name="P11">Powinno dawać się <text:span text:style-name="T1">łatwo zmywać</text:span> z powierzchni skóry</text:p>
          <text:list text:style-name="L4">
            <text:list-item>
              <text:p text:style-name="P13">nie dotyczy to kremów ochronnych</text:p>
            </text:list-item>
          </text:list>
        </text:list-item>
        <text:list-item>
          <text:p text:style-name="P11">Nie powinno zbyt obciążać skóry - nie może utrudniać wymiany cieplnej i oddychania skóry</text:p>
        </text:list-item>
      </text:list>
      <text:h text:style-name="P4" text:outline-level="3"><text:bookmark-start text:name="co-możemy-wykorzystać-jako-podłoże"/>Co możemy wykorzystać jako podłoże ?<text:bookmark-end text:name="co-możemy-wykorzystać-jako-podłoże"/></text:h>
      <text:h text:style-name="P5" text:outline-level="4"><text:bookmark-start text:name="smalec-wieprzowy"/>Smalec wieprzowy<text:bookmark-end text:name="smalec-wieprzowy"/></text:h>
      <text:list xml:id="list1954644064" text:style-name="L5">
        <text:list-item>
          <text:p text:style-name="P14">Tłusta biała, miękka substancja o charakterystycznym zapachu</text:p>
        </text:list-item>
        <text:list-item>
          <text:p text:style-name="P14">Stan skupienia stały w temperaturze poniżej 20oC, topi się w temperaturze około 40oC</text:p>
        </text:list-item>
        <text:list-item>
          <text:p text:style-name="P14">Praktycznie nie rozpuszcza się w wodzie</text:p>
        </text:list-item>
      </text:list>
      <text:h text:style-name="P6" text:outline-level="5"><text:bookmark-start text:name="skład-i-właściwości"/>Skład i właściwości<text:bookmark-end text:name="skład-i-właściwości"/></text:h>
      <text:list xml:id="list371345107" text:style-name="L6">
        <text:list-item>
          <text:p text:style-name="P15">mieszanina mono-, di- i triacylogliceroli nasyconych i nienasyconych kwasów tłuszczowych</text:p>
        </text:list-item>
        <text:list-item>
          <text:p text:style-name="P15">do celów kosmetycznych i farmaceutycznych jest wytapiany ze świeżego, niesolonego tłuszczu wieprzowego obrastającego <text:span text:style-name="T1">jelita i nerki zdrowych świń</text:span></text:p>
        </text:list-item>
        <text:list-item>
          <text:p text:style-name="P15">jest zaklasyfikowany jako podłoże <text:span text:style-name="T1">bezwodne</text:span>, <text:span text:style-name="T1">lipofilowe - glicerydowe</text:span></text:p>
        </text:list-item>
      </text:list>
      <text:h text:style-name="P6" text:outline-level="5"><text:bookmark-start text:name="właściwości"/>Właściwości<text:bookmark-end text:name="właściwości"/></text:h>
      <text:list xml:id="list464725587" text:style-name="L7">
        <text:list-item>
          <text:p text:style-name="P16">Dobry tłuszcz kosmetyczny, łatwo się wchłania, łagodzi podrażnienia skóry, ma budowę zbliżoną do lipidów ludzkiej skóry</text:p>
        </text:list-item>
        <text:list-item>
          <text:p text:style-name="P16">Dawniej wykorzystywany zamiast kremów</text:p>
        </text:list-item>
        <text:list-item>
          <text:p text:style-name="P16"><text:soft-page-break/>Wady:</text:p>
          <text:list text:style-name="L8">
            <text:list-item>
              <text:p text:style-name="P17">duża podatność na jełczenie (zwłaszcza przy dostępie światła)</text:p>
            </text:list-item>
            <text:list-item>
              <text:p text:style-name="P17">niska zdolność do wiązania wody</text:p>
            </text:list-item>
            <text:list-item>
              <text:p text:style-name="P17">dlatego współcześnie smalec jest zastępowany innymi podłożami</text:p>
            </text:list-item>
          </text:list>
        </text:list-item>
        <text:list-item>
          <text:p text:style-name="P16">Relatywnie niska liczba wodna (7-16), dlatego stosowany raczej w maściach bezwodnych</text:p>
        </text:list-item>
      </text:list>
      <text:h text:style-name="P6" text:outline-level="5"><text:bookmark-start text:name="smalec-w-kosmetologii"/>Smalec w kosmetologii<text:bookmark-end text:name="smalec-w-kosmetologii"/></text:h>
      <text:list xml:id="list1522360705" text:style-name="L9">
        <text:list-item>
          <text:p text:style-name="P18">Smalec jako podłoże maści jest bardzo <text:span text:style-name="T1">dobrze tolerowany przez wrażliwą skórę</text:span> (jest delikatny i nie uczula)</text:p>
        </text:list-item>
        <text:list-item>
          <text:p text:style-name="P18">Wykazuje bardzo <text:span text:style-name="T1">dobrą wchłanialność</text:span>, dzięki swojemu powinowactwu do lipidów skóry. Ta właściwość ułatwia jednocześnie penetrację substancji leczniczych zmieszanych ze smalcem</text:p>
        </text:list-item>
        <text:list-item>
          <text:p text:style-name="P18">Jest podłożem trudno zmywalnym, wytwarza na skórze <text:span text:style-name="T1">warstwę ochronną</text:span>, osłaniającą przed oddziaływaniem czynników atmosferycznych</text:p>
        </text:list-item>
        <text:list-item>
          <text:p text:style-name="P18">Ma właściwości <text:span text:style-name="T1">przeciwzapalne</text:span> i <text:span text:style-name="T1">zmiękczające</text:span></text:p>
        </text:list-item>
      </text:list>
      <text:h text:style-name="P5" text:outline-level="4"><text:bookmark-start text:name="lanolina"/>Lanolina<text:bookmark-end text:name="lanolina"/></text:h>
      <text:list xml:id="list1033086467" text:style-name="L10">
        <text:list-item>
          <text:p text:style-name="P19">Ciemnożółta, mazista substancja o specyficznym zapachu.</text:p>
        </text:list-item>
        <text:list-item>
          <text:p text:style-name="P19">Wydzielina skóry owiec, która gromadzi się na wełnie</text:p>
        </text:list-item>
        <text:list-item>
          <text:p text:style-name="P19">Oczyszczony i odwodniony tłuszcz wełny nosi nazwę lanoliny bezwodnej (<text:span text:style-name="T2">Lanolinum anhydricum</text:span>)</text:p>
        </text:list-item>
      </text:list>
      <text:h text:style-name="P6" text:outline-level="5"><text:bookmark-start text:name="skład-lanoliny"/>Skład lanoliny<text:bookmark-end text:name="skład-lanoliny"/></text:h>
      <text:list xml:id="list1513329388" text:style-name="L11">
        <text:list-item>
          <text:p text:style-name="P20">Jest złożona głównie z estrów kwasów tłuszczowych oraz steroli</text:p>
        </text:list-item>
        <text:list-item>
          <text:p text:style-name="P20">Forma bezwodna zawiera sterole i estry steroli, w tym:</text:p>
          <text:list text:style-name="L12">
            <text:list-item>
              <text:p text:style-name="P21">cholesterol</text:p>
            </text:list-item>
            <text:list-item>
              <text:p text:style-name="P21">izocholesterol</text:p>
            </text:list-item>
            <text:list-item>
              <text:p text:style-name="P21">lanosterol</text:p>
            </text:list-item>
            <text:list-item>
              <text:p text:style-name="P21">dihydroergosterol</text:p>
            </text:list-item>
            <text:list-item>
              <text:p text:style-name="P21">dihydrolanosterol</text:p>
            </text:list-item>
            <text:list-item>
              <text:p text:style-name="P21">metacholesterol</text:p>
            </text:list-item>
            <text:list-item>
              <text:p text:style-name="P21">hydroksycholesterol</text:p>
            </text:list-item>
          </text:list>
        </text:list-item>
        <text:list-item>
          <text:p text:style-name="P20">Największy udział w składzie lanoliny mają kwasy:</text:p>
          <text:list text:style-name="L13">
            <text:list-item>
              <text:p text:style-name="P22">cerotynowy</text:p>
            </text:list-item>
            <text:list-item>
              <text:p text:style-name="P22">karnaubowy</text:p>
            </text:list-item>
            <text:list-item>
              <text:p text:style-name="P22">palmitynowy</text:p>
            </text:list-item>
            <text:list-item>
              <text:p text:style-name="P22">stearynowy</text:p>
            </text:list-item>
          </text:list>
        </text:list-item>
      </text:list>
      <text:h text:style-name="P6" text:outline-level="5"><text:bookmark-start text:name="otrzymywanie-lanoliny"/>Otrzymywanie lanoliny<text:bookmark-end text:name="otrzymywanie-lanoliny"/></text:h>
      <text:list xml:id="list2899478616" text:style-name="L14">
        <text:list-item>
          <text:p text:style-name="P23">Uzyskiwana z tłuszczu zwierząt posiadających wełnę</text:p>
        </text:list-item>
        <text:list-item>
          <text:p text:style-name="P23">Produkowana przez gruczoły łojowe zwierząt, a następnie odkładana na powierzchni wełny, którą ochrania przed przemoczeniem</text:p>
        </text:list-item>
        <text:list-item>
          <text:p text:style-name="P23">Zwierzęta poddaje się strzyżeniu, następnie tłuszcz oczyszcza się i wytapia.</text:p>
        </text:list-item>
        <text:list-item>
          <text:p text:style-name="P23"><text:soft-page-break/>Tak uzyskana lanolina jest dosuszana przez dwa tygodnie, następnie lanolina jest doczyszczana w celu usunięcia specyficznego zapachu.</text:p>
        </text:list-item>
      </text:list>
      <text:h text:style-name="P6" text:outline-level="5"><text:bookmark-start text:name="dlaczego-stosujemy-lanolinę-w-kosmetologii"/>Dlaczego stosujemy lanolinę w kosmetologii?<text:bookmark-end text:name="dlaczego-stosujemy-lanolinę-w-kosmetologii"/></text:h>
      <text:list xml:id="list1248784536" text:style-name="L15">
        <text:list-item>
          <text:p text:style-name="P24">W praktyce najczęściej wykorzystuje się lanolinę uzyskiwaną z <text:span text:style-name="T1">wełny owczej</text:span>, która poddawana jest oczyszczeniu i odwodnieniu</text:p>
        </text:list-item>
        <text:list-item>
          <text:p text:style-name="P24">To bardzo dobry <text:span text:style-name="T1">emulgator typu W/O</text:span>, dobrze miesza się z olejami, woskami roślinnymi i tłuszczami</text:p>
        </text:list-item>
        <text:list-item>
          <text:p text:style-name="P24">Nie rozpuszcza się w wodzie, jednak <text:span text:style-name="T1">dobrze wiąże wodę</text:span>.</text:p>
        </text:list-item>
        <text:list-item>
          <text:p text:style-name="P24">Wady:</text:p>
          <text:list text:style-name="L16">
            <text:list-item>
              <text:p text:style-name="P25">specyficzny zapach</text:p>
            </text:list-item>
            <text:list-item>
              <text:p text:style-name="P25">uczucie klejenia się skóry</text:p>
            </text:list-item>
            <text:list-item>
              <text:p text:style-name="P25">ewentualne uczulenia (obecnie bardzo rzadkie)</text:p>
            </text:list-item>
          </text:list>
        </text:list-item>
      </text:list>
      <text:h text:style-name="P6" text:outline-level="5"><text:bookmark-start text:name="właściwości-lanoliny"/>Właściwości lanoliny<text:bookmark-end text:name="właściwości-lanoliny"/></text:h>
      <text:list xml:id="list1538808250" text:style-name="L17">
        <text:list-item>
          <text:p text:style-name="P26">Naturalny emulgator, nie rozpuszcza się wodzie, rozpuszczalny w tłuszczach</text:p>
        </text:list-item>
        <text:list-item>
          <text:p text:style-name="P26">Dobrze wiąże wodę - potrafi związać ilość wody <text:span text:style-name="T1">dwukrotnie</text:span> odpowiadającą jej masie, tworząc stabilną emulsję typu W/O</text:p>
        </text:list-item>
        <text:list-item>
          <text:p text:style-name="P26">Zaliczana do podłoży <text:span text:style-name="T1">lipofilowych bezwodnych</text:span></text:p>
        </text:list-item>
        <text:list-item>
          <text:p text:style-name="P26">Wiąże się także z substancjami rozpuszczalnymi w wodzie - <text:span text:style-name="T1">ułatwia wchłanianie</text:span> składników aktywnych przez skórę</text:p>
        </text:list-item>
        <text:list-item>
          <text:p text:style-name="P26">Łatwo się utlenia</text:p>
        </text:list-item>
      </text:list>
      <text:h text:style-name="P6" text:outline-level="5"><text:bookmark-start text:name="lanolina-a-skóra"/>Lanolina a skóra<text:bookmark-end text:name="lanolina-a-skóra"/></text:h>
      <text:list xml:id="list1691211454" text:style-name="L18">
        <text:list-item>
          <text:p text:style-name="P27">Ma podobny skład do naszej warstwy lipidowej</text:p>
        </text:list-item>
        <text:list-item>
          <text:p text:style-name="P27">Wykazuje działanie nawilżające, zmiękczające i wygładzające</text:p>
        </text:list-item>
        <text:list-item>
          <text:p text:style-name="P27">Ma działanie okluzyjne, dzięki czemu chroni nas przed utratą wody, utrzymując odpowiednie nawilżenie skóry</text:p>
        </text:list-item>
        <text:list-item>
          <text:p text:style-name="P27">W związku z tym, że tworzy warstwę ochronną na powierzchni naskórka, pomaga w gojeniu się ran</text:p>
        </text:list-item>
        <text:list-item>
          <text:p text:style-name="P27">Wykorzystywana też w pielęgnacji skóry przesuszonej, poddanej działaniu takich czynników jak mróz, czy wiatr</text:p>
        </text:list-item>
        <text:list-item>
          <text:p text:style-name="P27">Dawniej spore problemy z właściwościami uczulającymi - obecnie wysoki stopień oczyszczenia, dzięki czemu odnotowuje się znacznie mniej podrażnień i alergii</text:p>
        </text:list-item>
      </text:list>
      <text:h text:style-name="P6" text:outline-level="5"><text:bookmark-start text:name="dlaczego-stosujemy-ją-w-podłożach-do-kremów"/>Dlaczego stosujemy ją w podłożach do kremów?<text:bookmark-end text:name="dlaczego-stosujemy-ją-w-podłożach-do-kremów"/></text:h>
      <text:list xml:id="list841676502" text:style-name="L19">
        <text:list-item>
          <text:p text:style-name="P28">Dobrze natłuszcza i nawilża skórę</text:p>
        </text:list-item>
        <text:list-item>
          <text:p text:style-name="P28">Może penetrować do głębszych warstw skóry - w ten sposób możemy wprowadzić głęboko do skóry substancje pielęgnujące i odżywcze</text:p>
        </text:list-item>
        <text:list-item>
          <text:p text:style-name="P28">Ponadto lanolina zapobiega wysychaniu i nadmiernej keratynizacji skóry, nie utrudnia oddychania i procesów wydalniczo-wydzielniczych komórek skóry.</text:p>
        </text:list-item>
        <text:list-item>
          <text:p text:style-name="P28">Przyśpiesza <text:span text:style-name="T1">regeneracje włosów i skóry uszkodzonych</text:span> zabiegami kosmetycznymi i <text:soft-page-break/>fryzjerskimi.</text:p>
        </text:list-item>
      </text:list>
      <text:h text:style-name="P5" text:outline-level="4"><text:bookmark-start text:name="euceryna"/>Euceryna<text:bookmark-end text:name="euceryna"/></text:h>
      <text:list xml:id="list1090765940" text:style-name="L20">
        <text:list-item>
          <text:p text:style-name="P29">Euceryna jest podłożem o zmiennym podłożu (skład może różnić się w zależności od producenta)</text:p>
        </text:list-item>
        <text:list-item>
          <text:p text:style-name="P29">Zazwyczaj to mieszanina wazeliny białej, parafiny płynnej z alkoholem lanolinowym oraz cetostearylowym</text:p>
        </text:list-item>
        <text:list-item>
          <text:p text:style-name="P29">Powstaje poprzez stopienie wazeliny z wielkocząsteczkowymi alkoholami, powstałymi z niezmydlającej się frakcji alkoholowej lanoliny</text:p>
        </text:list-item>
        <text:list-item>
          <text:p text:style-name="P29">Możemy ją wykorzystać jako <text:span text:style-name="T1">emulgator W/O</text:span></text:p>
        </text:list-item>
        <text:list-item>
          <text:p text:style-name="P29">Zazwyczaj ma postać białej bezwonnej masy</text:p>
        </text:list-item>
      </text:list>
      <text:h text:style-name="P6" text:outline-level="5"><text:bookmark-start text:name="właściwości-euceryny"/>Właściwości euceryny<text:bookmark-end text:name="właściwości-euceryny"/></text:h>
      <text:list xml:id="list1415619787" text:style-name="L21">
        <text:list-item>
          <text:p text:style-name="P30">Euceryna ma doskonałe właściwości natłuszczające, zmiękczające, ochronne, nawilżające, co sprawdza się przy pielęgnacji skóry atopowej.</text:p>
        </text:list-item>
        <text:list-item>
          <text:p text:style-name="P30">Polecana jest szczególnie dzieciom, gdyż nie wykazuje działania drażniącego i alergizującego. Nie wnika ona głęboko w skórę, ale zwiększa uwalnianie substancji aktywnej.</text:p>
        </text:list-item>
        <text:list-item>
          <text:p text:style-name="P30">Euceryna jest podłożem absorpcyjnym o <text:span text:style-name="T1">dużej liczbie wodnej</text:span> (od 220 do 300)</text:p>
        </text:list-item>
      </text:list>
      <text:h text:style-name="P6" text:outline-level="5"><text:bookmark-start text:name="zastosowanie-euceryny"/>Zastosowanie euceryny<text:bookmark-end text:name="zastosowanie-euceryny"/></text:h>
      <text:list xml:id="list1683799817" text:style-name="L22">
        <text:list-item>
          <text:p text:style-name="P31">Ma właściwości silnie natłuszczające, nawilżające i zmiękczające</text:p>
        </text:list-item>
        <text:list-item>
          <text:p text:style-name="P31">Bardzo popularna w przemyśle kosmetycznym i farmaceutycznym - dzięki wysokiej liczbie wodnej, stanowi bardzo dobrą podstawę kremów, jak i maści bezwodnych</text:p>
        </text:list-item>
        <text:list-item>
          <text:p text:style-name="P31">Można ją stosować prosto na skórę, a także jako dodatek do maści; dobrze nadaje się do skóry atopowej.</text:p>
        </text:list-item>
      </text:list>
      <text:p text:style-name="P2">Nie tylko surowce pochodzenia zwierzęcego:</text:p>
      <text:h text:style-name="P5" text:outline-level="4"><text:bookmark-start text:name="wazelina"/>Wazelina<text:bookmark-end text:name="wazelina"/></text:h>
      <text:list xml:id="list842089025" text:style-name="L23">
        <text:list-item>
          <text:p text:style-name="P32">Substancja <text:span text:style-name="T1">ropopochodna</text:span>, <text:span text:style-name="T1">nie przenika przez naskórek</text:span>, tworzy na nim warstwę ochronną</text:p>
        </text:list-item>
        <text:list-item>
          <text:p text:style-name="P32">Dobrze tolerowana przez skórę wrażliwą</text:p>
        </text:list-item>
        <text:list-item>
          <text:p text:style-name="P32">Geneza: galaretowata substancja na platormach wiertniczych, używana przez pracowników na drobne rany i oparzenia</text:p>
        </text:list-item>
        <text:list-item>
          <text:p text:style-name="P32">Substancja uboczna procesu destylacji ropy - mieszanina olejów mineralnych i wosków</text:p>
        </text:list-item>
        <text:list-item>
          <text:p text:style-name="P32">Bezwonna, nierozpuszczalna w wodzie, topi się w temperaturze ponad 35oC.</text:p>
        </text:list-item>
        <text:list-item>
          <text:p text:style-name="P32">Różny kolor w zależności od stopnia oczyszczenia</text:p>
        </text:list-item>
      </text:list>
      <text:h text:style-name="P6" text:outline-level="5"><text:bookmark-start text:name="właściwości-1"/>Właściwości<text:bookmark-end text:name="właściwości-1"/></text:h>
      <text:list xml:id="list3659966854" text:style-name="L24">
        <text:list-item>
          <text:p text:style-name="P33">Nie uczula, nie podrażnia (możemy stosować na skórę dzieci i skórę atopową)</text:p>
        </text:list-item>
        <text:list-item>
          <text:p text:style-name="P33">Nie wchłania się, tworzy <text:span text:style-name="T1">warstwę okluzyjną</text:span> - zatrzymuje wilgoć w naszej skórze, chroni przed czynnikami zewnętrznymi</text:p>
        </text:list-item>
        <text:list-item>
          <text:p text:style-name="P33">Dobry <text:span text:style-name="T1">emolient</text:span>, mimo że nie ma właściwości odżywczych, to <text:span text:style-name="T1">wygładza skórę</text:span></text:p>
        </text:list-item>
        <text:list-item>
          <text:p text:style-name="P33"><text:soft-page-break/><text:span text:style-name="T1">Poprawia lepkość</text:span> kosmetyków</text:p>
        </text:list-item>
        <text:list-item>
          <text:p text:style-name="P33">Jest dosyć trwała - odporna na zmiany zachodzące pod wpływem światła i wilgoci</text:p>
        </text:list-item>
        <text:list-item>
          <text:p text:style-name="P33">Niska liczba wodna (7-10)</text:p>
        </text:list-item>
      </text:list>
      <text:h text:style-name="P4" text:outline-level="3"><text:bookmark-start text:name="liczba-wodna"/>Liczba wodna<text:bookmark-end text:name="liczba-wodna"/></text:h>
      <text:h text:style-name="P5" text:outline-level="4"><text:bookmark-start text:name="metodyka-oznaczania"/>Metodyka oznaczania<text:bookmark-end text:name="metodyka-oznaczania"/></text:h>
      <text:list xml:id="list3593456929" text:style-name="L25">
        <text:list-item>
          <text:p text:style-name="P34">Wartość liczby wodnej wyznacza się przez dodanie do 25 g danego podłoża wody, w ilości przekraczającej przewidywaną wartość liczby wodnej (110% oczekiwanej wartości)</text:p>
        </text:list-item>
        <text:list-item>
          <text:p text:style-name="P34">Całość umieszczona jest w wytarowanej parownicy z tłuczkiem</text:p>
        </text:list-item>
        <text:list-item>
          <text:p text:style-name="P34">Po dokładnym wmieszaniu do podłoża całej dodanej wody mieszaninę odstawia się na 24 godziny, w temperaturze pokojowej.</text:p>
        </text:list-item>
        <text:list-item>
          <text:p text:style-name="P34">Następnie oddziela się oddzieloną od podłoża wodę przy pomocy bibuły, a następnie całość waży się. Po przeliczeniu wartości na 100 g podłoża otrzymamy odpowiadający mu wskaźnik liczby wodnej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header-rows>
          <table:table-row table:style-name="Table1.1">
            <table:table-cell table:style-name="Table1.A1" office:value-type="string">
              <text:p text:style-name="P9">Podłoże</text:p>
            </table:table-cell>
            <table:table-cell table:style-name="Table1.A1" office:value-type="string">
              <text:p text:style-name="P9">Cechy organoleptyczne</text:p>
            </table:table-cell>
            <table:table-cell table:style-name="Table1.A1" office:value-type="string">
              <text:p text:style-name="P9">Konsystencja</text:p>
            </table:table-cell>
            <table:table-cell table:style-name="Table1.A1" office:value-type="string">
              <text:p text:style-name="P9">Charakter podłoża</text:p>
            </table:table-cell>
            <table:table-cell table:style-name="Table1.A1" office:value-type="string">
              <text:p text:style-name="P9">Najważniejsze cechy i przeznaczenie</text:p>
            </table:table-cell>
            <table:table-cell table:style-name="Table1.A1" office:value-type="string">
              <text:p text:style-name="P9">Liczba wodna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8">Wazelina żółta</text:p>
          </table:table-cell>
          <table:table-cell table:style-name="Table1.A1" office:value-type="string">
            <text:p text:style-name="P8">Barwa żółta, dość tłusta</text:p>
          </table:table-cell>
          <table:table-cell table:style-name="Table1.A1" office:value-type="string">
            <text:p text:style-name="P8">miękka</text:p>
          </table:table-cell>
          <table:table-cell table:style-name="Table1.A1" office:value-type="string">
            <text:p text:style-name="P8">lipofilowe bezwodne (hydrofobowe) - oparte na węglowodorach</text:p>
          </table:table-cell>
          <table:table-cell table:style-name="Table1.A1" office:value-type="string">
            <text:p text:style-name="P8">Wystarczjaąca trwałość chemiczna i obojętność, doskonale natłuszcza. Stosowana do maści barwiących.</text:p>
          </table:table-cell>
          <table:table-cell table:style-name="Table1.A1" office:value-type="string">
            <text:p text:style-name="P8">7-10</text:p>
          </table:table-cell>
        </table:table-row>
        <table:table-row table:style-name="Table1.1">
          <table:table-cell table:style-name="Table1.A1" office:value-type="string">
            <text:p text:style-name="P8">Wazelina biała</text:p>
          </table:table-cell>
          <table:table-cell table:style-name="Table1.A1" office:value-type="string">
            <text:p text:style-name="P8">Barwa biała, tłusta – oczyszczona forma wazeliny żółtej</text:p>
          </table:table-cell>
          <table:table-cell table:style-name="Table1.A1" office:value-type="string">
            <text:p text:style-name="P8">miękka</text:p>
          </table:table-cell>
          <table:table-cell table:style-name="Table1.A1" office:value-type="string">
            <text:p text:style-name="P8">Lipofilowe bezwodne – może związać nieznaczne ilości wody</text:p>
          </table:table-cell>
          <table:table-cell table:style-name="Table1.A1" office:value-type="string">
            <text:p text:style-name="P8">Podobnie jak wazelina żółta – trwała chemicznie i obojętna</text:p>
          </table:table-cell>
          <table:table-cell table:style-name="Table1.A1" office:value-type="string">
            <text:p text:style-name="P8">7-10</text:p>
          </table:table-cell>
        </table:table-row>
        <table:table-row table:style-name="Table1.1">
          <table:table-cell table:style-name="Table1.A1" office:value-type="string">
            <text:p text:style-name="P8">Lanolina</text:p>
          </table:table-cell>
          <table:table-cell table:style-name="Table1.A1" office:value-type="string">
            <text:p text:style-name="P8">Barwa żółta, charakterystyczny zapach, tłusta, należy do grupy wosków</text:p>
          </table:table-cell>
          <table:table-cell table:style-name="Table1.A1" office:value-type="string">
            <text:p text:style-name="P8">twarda, ciężko ją rozsmarować</text:p>
          </table:table-cell>
          <table:table-cell table:style-name="Table1.A1" office:value-type="string">
            <text:p text:style-name="P8">lipofilowe bezwodne, ma właściwości emulgujące</text:p>
          </table:table-cell>
          <table:table-cell table:style-name="Table1.A1" office:value-type="string">
            <text:p text:style-name="P8">Niska trwałość ze względu na podatność na utlenianie; stanowi częsty składnik preparatów okluzyjnych, ochronnych i nawilżających</text:p>
          </table:table-cell>
          <table:table-cell table:style-name="Table1.A1" office:value-type="string">
            <text:p text:style-name="P8">200</text:p>
          </table:table-cell>
        </table:table-row>
        <text:soft-page-break/>
        <table:table-row table:style-name="Table1.1">
          <table:table-cell table:style-name="Table1.A1" office:value-type="string">
            <text:p text:style-name="P8">Euceryna</text:p>
          </table:table-cell>
          <table:table-cell table:style-name="Table1.A1" office:value-type="string">
            <text:p text:style-name="P8">Barwa biała lub biało-żółta</text:p>
          </table:table-cell>
          <table:table-cell table:style-name="Table1.A1" office:value-type="string">
            <text:p text:style-name="P8">miękka (w przypadku maści eucerynowej II konsystencja jest nieco twardsza) - oba składy maści I i II odnoszą się do tego samego rodzaju podłoża</text:p>
          </table:table-cell>
          <table:table-cell table:style-name="Table1.A1" office:value-type="string">
            <text:p text:style-name="P8">podłoże absorpcyjne - zawiera składnik hydrofobowy z dodatkiem emulgatorów</text:p>
          </table:table-cell>
          <table:table-cell table:style-name="Table1.A1" office:value-type="string">
            <text:p text:style-name="P8">stosowana do maści na skórę wysuszoną - ma wysoką zdolność wiązania wody</text:p>
          </table:table-cell>
          <table:table-cell table:style-name="Table1.A1" office:value-type="string">
            <text:p text:style-name="P8">nie mniej niż 300</text:p>
          </table:table-cell>
        </table:table-row>
        <table:table-row table:style-name="Table1.1">
          <table:table-cell table:style-name="Table1.A1" office:value-type="string">
            <text:p text:style-name="P8">Smalec</text:p>
          </table:table-cell>
          <table:table-cell table:style-name="Table1.A1" office:value-type="string">
            <text:p text:style-name="P8">Barwa biała</text:p>
          </table:table-cell>
          <table:table-cell table:style-name="Table1.A1" office:value-type="string">
            <text:p text:style-name="P8">miękka, bardzo tłusta</text:p>
          </table:table-cell>
          <table:table-cell table:style-name="Table1.A1" office:value-type="string">
            <text:p text:style-name="P8">lipofilowe bezwodne</text:p>
          </table:table-cell>
          <table:table-cell table:style-name="Table1.A1" office:value-type="string">
            <text:p text:style-name="P8">tłuszcz zwierzęcy (glicerydy), więc łatwo ulega utlenianiu, niestsabilny chemicznie, mimo to jet dobrze tolerowany przez skórę; konieczność przechowywania w lodówce</text:p>
          </table:table-cell>
          <table:table-cell table:style-name="Table1.A1" office:value-type="string">
            <text:p text:style-name="P8">między 7 a 16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d1d0ea68f081ee2800a922cac8f79445e4603348</meta:generator>
    <dc:title>podłoża do kremów</dc:title>
    <dc:description/>
    <dc:subject/>
    <meta:keyword/>
    <meta:initial-creator/>
    <meta:creation-date>2022-06-02T16:53:46Z</meta:creation-date>
    <dc:date>2022-06-02T19:58:42.338664428</dc:date>
    <meta:editing-duration>PT54M39S</meta:editing-duration>
    <meta:editing-cycles>1</meta:editing-cycles>
    <meta:document-statistic meta:table-count="1" meta:image-count="0" meta:object-count="0" meta:page-count="6" meta:paragraph-count="158" meta:word-count="1330" meta:character-count="9244" meta:non-whitespace-character-count="8165"/>
  </office:meta>
</office:document-meta>
</file>